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7da7d8" draw:marker-start-width="0.321cm" draw:marker-end-width="0.321cm" draw:fill="none" draw:textarea-horizontal-align="justify" draw:textarea-vertical-align="middle" draw:auto-grow-height="false" fo:min-height="1.268cm" fo:min-width="3.02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2.27cm" fo:min-width="4.07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45cm" fo:min-width="5.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17cm" fo:min-width="2.8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07cm" fo:min-width="6.9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07cm" fo:min-width="6.3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0.882cm" fo:min-width="2.4cm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draw:marker-start-width="0.279cm" draw:marker-end-width="0.279cm" draw:fill="none" draw:fill-color="#dddddd" draw:textarea-horizontal-align="justify" draw:textarea-vertical-align="middle" draw:auto-grow-height="false" fo:min-height="3.65cm" fo:min-width="6.8cm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7da7d8" draw:marker-start-width="0.321cm" draw:marker-end-width="0.321cm" draw:fill="none" draw:textarea-horizontal-align="justify" draw:textarea-vertical-align="middle" draw:auto-grow-height="false" fo:min-height="1.448cm" fo:min-width="5.1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7da7d8" draw:marker-start-width="0.321cm" draw:marker-end-width="0.321cm" draw:fill="none" draw:textarea-horizontal-align="justify" draw:textarea-vertical-align="middle" draw:auto-grow-height="false" fo:min-height="1.293cm" fo:min-width="4.42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7da7d8" draw:marker-start-width="0.321cm" draw:marker-end-width="0.321cm" draw:fill="none" draw:textarea-horizontal-align="justify" draw:textarea-vertical-align="middle" draw:auto-grow-height="false" fo:min-height="1.368cm" fo:min-width="5.049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dddddd"/>
      <style:paragraph-properties fo:text-align="center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0" draw:id="id10" draw:layer="layout" svg:width="5.1cm" svg:height="2.26cm" svg:x="3.5cm" svg:y="1.4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9.3cm" svg:height="5.2cm" svg:x="3.7cm" svg:y="8cm">
          <text:p text:style-name="P1"><text:span text:style-name="T2">liczba &lt; 1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267cm" svg:x1="8.35cm" svg:y1="13.2cm" svg:x2="6.685cm" svg:y2="15.26cm" draw:start-shape="id1" draw:start-glue-point="6" draw:end-shape="id2" draw:end-glue-point="0" svg:d="M8350 13200v1297h-1665v763" svg:viewBox="0 0 1666 2061">
          <text:p text:style-name="P1"><text:span text:style-name="T3">NIE</text:span></text:p>
        </draw:connector>
        <draw:connector draw:style-name="gr4" draw:text-style-name="P5" draw:layer="layout" svg:x1="5.678cm" svg:y1="6.606cm" svg:x2="8.35cm" svg:y2="8cm" draw:start-shape="id3" draw:start-glue-point="2" draw:end-shape="id1" draw:end-glue-point="4" svg:d="M5678 6606v698h2672v696" svg:viewBox="0 0 2673 1395">
          <text:p/>
        </draw:connector>
        <draw:custom-shape draw:style-name="gr5" draw:text-style-name="P3" xml:id="id4" draw:id="id4" draw:layer="layout" svg:width="5.6cm" svg:height="1.7cm" svg:x="12.9cm" svg:y="11.3cm">
          <text:p text:style-name="P1"><text:span text:style-name="T2">suma = 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cm" svg:y1="10.6cm" svg:x2="15.7cm" svg:y2="11.3cm" draw:start-shape="id1" draw:start-glue-point="7" draw:end-shape="id4" svg:d="M13000 10600h2700v700" svg:viewBox="0 0 2701 701">
          <text:p text:style-name="P1"><text:span text:style-name="T3">TAK</text:span></text:p>
        </draw:connector>
        <draw:custom-shape draw:style-name="gr6" draw:text-style-name="P3" xml:id="id5" draw:id="id5" draw:layer="layout" svg:width="6.8cm" svg:height="3cm" svg:x="11.8cm" svg:y="15.8cm">
          <text:p text:style-name="P1"><text:span text:style-name="T2">liczba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5.7cm" svg:y1="13cm" svg:x2="15.2cm" svg:y2="15.8cm" draw:start-shape="id4" draw:start-glue-point="2" draw:end-shape="id5" draw:end-glue-point="4" svg:d="M15700 13000v1400h-500v1400" svg:viewBox="0 0 501 2801">
          <text:p/>
        </draw:connector>
        <draw:custom-shape draw:style-name="gr7" draw:text-style-name="P3" xml:id="id6" draw:id="id6" draw:layer="layout" svg:width="7.5cm" svg:height="1.4cm" svg:x="1.9cm" svg:y="18.8cm">
          <text:p text:style-name="P1"><text:span text:style-name="T2">suma =+ liczba % 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6.9cm" svg:height="1.4cm" svg:x="2.2cm" svg:y="22.2cm">
          <text:p text:style-name="P1"><text:span text:style-name="T2">liczba = liczba / 1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7.3cm" svg:x2="5.65cm" svg:y2="18.8cm" draw:start-shape="id5" draw:start-glue-point="5" draw:end-shape="id6" draw:end-glue-point="0" svg:d="M11800 17300h-6150v1500" svg:viewBox="0 0 6151 1501">
          <text:p text:style-name="P1"><text:span text:style-name="T3">TAK</text:span></text:p>
        </draw:connector>
        <draw:connector draw:style-name="gr4" draw:text-style-name="P5" draw:layer="layout" svg:x1="5.65cm" svg:y1="20.2cm" svg:x2="5.65cm" svg:y2="22.2cm" draw:start-shape="id6" draw:start-glue-point="2" draw:end-shape="id7" draw:end-glue-point="0" svg:d="M5650 20200v2000" svg:viewBox="0 0 1 2001">
          <text:p/>
        </draw:connector>
        <draw:connector draw:style-name="gr4" draw:text-style-name="P5" draw:layer="layout" svg:x1="5.65cm" svg:y1="23.6cm" svg:x2="15.2cm" svg:y2="18.8cm" draw:start-shape="id7" draw:start-glue-point="2" draw:end-shape="id5" draw:end-glue-point="6" svg:d="M5650 23600v541h9550v-5341" svg:viewBox="0 0 9551 5342">
          <text:p/>
        </draw:connector>
        <draw:custom-shape draw:style-name="gr9" draw:text-style-name="P6" xml:id="id9" draw:id="id9" draw:layer="layout" svg:width="4.1cm" svg:height="1.6cm" svg:x="2.4cm" svg:y="26.6cm">
          <text:p text:style-name="P1"><text:span text:style-name="T3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line-skew="-0.942cm 0.649cm" svg:x1="18.6cm" svg:y1="17.3cm" svg:x2="16.622cm" svg:y2="25.501cm" draw:start-shape="id5" draw:start-glue-point="7" draw:end-shape="id8" draw:end-glue-point="0" svg:d="M18600 17300h-400v5500h-1578v2701" svg:viewBox="0 0 1979 8202">
          <text:p text:style-name="P1"><text:span text:style-name="T4"><text:tab/></text:span><text:span text:style-name="T4"><text:tab/></text:span><text:span text:style-name="T3">NIE</text:span></text:p>
        </draw:connector>
        <draw:connector draw:style-name="gr4" draw:text-style-name="P5" draw:layer="layout" svg:x1="12.974cm" svg:y1="26.447cm" svg:x2="4.45cm" svg:y2="26.6cm" draw:start-shape="id8" draw:start-glue-point="3" draw:end-shape="id9" draw:end-glue-point="4" svg:d="M12974 26447h-3595v-388h-4929v541" svg:viewBox="0 0 8525 542">
          <text:p/>
        </draw:connector>
        <draw:custom-shape draw:style-name="gr10" draw:text-style-name="P8" draw:layer="layout" svg:width="7.3cm" svg:height="3.9cm" svg:x="11.2cm" svg:y="2.9cm">
          <text:p text:style-name="P1"><text:span text:style-name="T5">Program sumuje </text:span></text:p>
          <text:p text:style-name="P1"><text:span text:style-name="T5">cyfry liczb </text:span><text:span text:style-name="T5"><text:line-break/></text:span><text:span text:style-name="T5">(minimum dwucyfrowyc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.05cm" svg:y1="3.66cm" svg:x2="7.265cm" svg:y2="4.801cm" draw:start-shape="id10" draw:start-glue-point="8" draw:end-shape="id3" svg:d="M6050 3660l1215 1141" svg:viewBox="0 0 1216 1142">
          <text:p/>
        </draw:connector>
        <draw:connector draw:style-name="gr4" draw:text-style-name="P5" draw:layer="layout" svg:x1="3.383cm" svg:y1="16.16cm" svg:x2="3.7cm" svg:y2="10.6cm" draw:start-shape="id2" draw:end-shape="id1" draw:end-glue-point="5" svg:d="M3383 16160h-1225v-5560h1542" svg:viewBox="0 0 1543 5561">
          <text:p/>
        </draw:connector>
        <draw:custom-shape draw:style-name="gr11" draw:text-style-name="P5" xml:id="id3" draw:id="id3" draw:layer="layout" svg:width="5.629cm" svg:height="1.698cm" draw:transform="skewX (0.736878010192006) rotate (0.0153588974175501) translate (4.415cm 4.88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12" draw:text-style-name="P5" xml:id="id2" draw:id="id2" draw:layer="layout" svg:width="5.004cm" svg:height="1.623cm" draw:transform="skewX (0.736878010192006) rotate (0.0153588974175501) translate (4.147cm 15.337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5.629cm" svg:height="1.698cm" draw:transform="skewX (0.736878010192006) rotate (0.0153588974175501) translate (13.772cm 25.586cm)">
          <text:p text:style-name="P1">Wypisz sum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10:53.513000000</meta:creation-date>
    <dc:date>2018-10-10T22:41:59.929000000</dc:date>
    <meta:editing-duration>PT40M44S</meta:editing-duration>
    <meta:editing-cycles>9</meta:editing-cycles>
    <meta:generator>LibreOffice/5.4.3.2$Windows_X86_64 LibreOffice_project/92a7159f7e4af62137622921e809f8546db437e5</meta:generator>
    <meta:document-statistic meta:object-count="22"/>
  </office:meta>
</office:document-meta>
</file>